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o do :</text:p>
      <text:p text:style-name="Normal">Faire tous les tests unitaires</text:p>
      <text:p text:style-name="Normal">S’occuper des attaques</text:p>
      <text:p text:style-name="Normal">Positionnement</text:p>
      <text:p text:style-name="Normal">Collision entre personnages</text:p>
      <text:p text:style-name="Normal">Gestion des statistiques</text:p>
      <text:p text:style-name="Normal"/>
      <text:p text:style-name="Normal">Dans le rapport :</text:p>
      <text:p text:style-name="Normal">Suppression de add character dans player.cpp</text:p>
      <text:p text:style-name="Normal">Suppression de la surcharge de l’opérateur de flux</text:p>
      <text:p text:style-name="Normal">Expliquer pourquoi on utiliser current character et current player comme demandé par le prof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gregoire De Faup</meta:initial-creator>
    <dc:creator>gregoire De Faup</dc:creator>
    <meta:creation-date>2018-11-20T12:33:00Z</meta:creation-date>
    <dc:date>2018-11-22T22:16:00Z</dc:date>
    <meta:template xlink:href="Normal.dotm" xlink:type="simple"/>
    <meta:editing-cycles>2</meta:editing-cycles>
    <meta:editing-duration>PT13500S</meta:editing-duration>
    <meta:document-statistic meta:page-count="1" meta:paragraph-count="1" meta:word-count="52" meta:character-count="337" meta:row-count="2" meta:non-whitespace-character-count="286"/>
  </office:meta>
</office:document-meta>
</file>